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64d" officeooo:paragraph-rsid="0001064d"/>
    </style:style>
    <style:style style:name="P2" style:family="paragraph" style:parent-style-name="Standard">
      <style:paragraph-properties fo:text-align="center" style:justify-single-word="false"/>
      <style:text-properties officeooo:rsid="0001064d" officeooo:paragraph-rsid="0001064d"/>
    </style:style>
    <style:style style:name="P3" style:family="paragraph" style:parent-style-name="Standard">
      <style:paragraph-properties fo:text-align="center" style:justify-single-word="false"/>
      <style:text-properties fo:font-size="24pt" officeooo:rsid="0001064d" officeooo:paragraph-rsid="0001064d" style:font-size-asian="24pt" style:font-size-complex="24pt"/>
    </style:style>
    <style:style style:name="P4" style:family="paragraph" style:parent-style-name="Standard">
      <style:text-properties fo:font-size="18pt" officeooo:rsid="0001064d" officeooo:paragraph-rsid="0001064d" style:font-size-asian="18pt" style:font-size-complex="18pt"/>
    </style:style>
    <style:style style:name="P5" style:family="paragraph" style:parent-style-name="Standard">
      <style:text-properties fo:font-size="20pt" officeooo:rsid="0001064d" officeooo:paragraph-rsid="0001064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ssão</text:p>
      <text:p text:style-name="P2">Voz da Verdade</text:p>
      <text:p text:style-name="P1"/>
      <text:p text:style-name="P4"/>
      <text:p text:style-name="P5">Sem você eu não vivo meu Deus,</text:p>
      <text:p text:style-name="P5">Tua vida é expressa em mim</text:p>
      <text:p text:style-name="P5">Teu calor , teu carinho eu posso sentir</text:p>
      <text:p text:style-name="P5">E por tudo então que eu vejo,</text:p>
      <text:p text:style-name="P5">Cada vez aumenta o desejo de ficar pertinho,</text:p>
      <text:p text:style-name="P5">Pertinho de você pode o mundo te deixar</text:p>
      <text:p text:style-name="P5">Pode alguém não te adorar, mas eu te adorarei</text:p>
      <text:p text:style-name="P5">E se no mundo restar só um pra te adorar,</text:p>
      <text:p text:style-name="P5">Pode crer, que serei 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23:22.574982712</meta:creation-date>
    <dc:date>2016-05-13T23:24:52.297198335</dc:date>
    <meta:editing-duration>PT1M29S</meta:editing-duration>
    <meta:editing-cycles>1</meta:editing-cycles>
    <meta:document-statistic meta:table-count="0" meta:image-count="0" meta:object-count="0" meta:page-count="1" meta:paragraph-count="11" meta:word-count="72" meta:character-count="339" meta:non-whitespace-character-count="278"/>
    <meta:generator>LibreOffice/5.1.2.2$Linux_X86_64 LibreOffice_project/10m0$Build-2</meta:generator>
  </office:meta>
</office:document-meta>
</file>